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hannel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biChannel.send( MessageContext context , OutMessage messag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JbiChannel.JbiChannel( String uri , JbiTransport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Channel.getContent( MessageContext context , Out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biChannel.getTransform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